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1C83B3A3783EDBFE.png" manifest:media-type="image/png"/>
  <manifest:file-entry manifest:full-path="Pictures/100002010000029D000001A4B7F0B2E5201DD811.png" manifest:media-type="image/png"/>
  <manifest:file-entry manifest:full-path="Pictures/10000201000001410000014890295ED130F23FAF.png" manifest:media-type="image/png"/>
  <manifest:file-entry manifest:full-path="Pictures/10000201000000A300000165BB92811497BA02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1.35cm" fo:min-width="3.31cm"/>
    </style:style>
    <style:style style:name="gr2" style:family="graphic" style:parent-style-name="standard">
      <style:graphic-properties svg:stroke-width="0.035cm" draw:marker-start-width="0.252cm" draw:marker-end-width="0.252cm" draw:fill-color="#fdb94d" draw:textarea-horizontal-align="justify" draw:textarea-vertical-align="middle" draw:auto-grow-height="false" fo:min-height="11.316cm" fo:min-width="9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color="#000000" draw:fill-color="#fff200" draw:textarea-horizontal-align="justify" draw:textarea-vertical-align="middle" draw:auto-grow-height="false" fo:min-height="2.47cm" fo:min-width="2.81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11.35cm" fo:min-width="3.7cm"/>
    </style:style>
    <style:style style:name="gr7" style:family="graphic" style:parent-style-name="standard">
      <style:graphic-properties svg:stroke-color="#000000" draw:fill-color="#f9a870" draw:textarea-horizontal-align="justify" draw:textarea-vertical-align="middle" draw:auto-grow-height="false" fo:min-height="0.648cm" fo:min-width="1.801cm"/>
    </style:style>
    <style:style style:name="gr8" style:family="graphic" style:parent-style-name="standard">
      <style:graphic-properties draw:fill-color="#f3715a" draw:textarea-horizontal-align="justify" draw:textarea-vertical-align="middle" draw:auto-grow-height="false" fo:min-height="11.35cm" fo:min-width="3.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3.901cm"/>
    </style:style>
    <style:style style:name="gr10" style:family="graphic" style:parent-style-name="standard">
      <style:graphic-properties svg:stroke-color="#000000" draw:fill-color="#fcd3c1" draw:textarea-horizontal-align="justify" draw:textarea-vertical-align="middle" draw:auto-grow-height="false" fo:min-height="1.95cm" fo:min-width="2.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200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3715a"/>
      <style:paragraph-properties fo:text-align="center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fcd3c1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1.6cm" svg:x="30.49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cm" svg:height="11.6cm" svg:x="9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5.5cm" svg:x1="0.8cm" svg:y1="6.037cm" svg:x2="8.619cm" svg:y2="16cm" draw:start-shape="id1" draw:start-glue-point="3" svg:d="M800 6037h5000v9963h2819" svg:viewBox="0 0 7820 9964">
          <text:p/>
        </draw:connector>
        <draw:frame draw:style-name="gr4" draw:text-style-name="P3" xml:id="id5" draw:id="id5" draw:layer="layout" svg:width="1.502cm" svg:height="2.371cm" svg:x="9.721cm" svg:y="11.499cm">
          <draw:image xlink:href="Pictures/10000201000000A300000165BB92811497BA027F.png" xlink:type="simple" xlink:show="embed" xlink:actuate="onLoad">
            <text:p/>
          </draw:image>
        </draw:frame>
        <draw:frame draw:style-name="gr4" draw:text-style-name="P3" xml:id="id4" draw:id="id4" draw:layer="layout" svg:width="1.502cm" svg:height="2.371cm" svg:x="9.721cm" svg:y="15.461cm">
          <draw:image xlink:href="Pictures/10000201000000A300000165BB92811497BA027F.png" xlink:type="simple" xlink:show="embed" xlink:actuate="onLoad">
            <text:p/>
          </draw:image>
        </draw:frame>
        <draw:frame draw:style-name="gr4" draw:text-style-name="P3" xml:id="id6" draw:id="id6" draw:layer="layout" svg:width="1.502cm" svg:height="2.371cm" svg:x="9.719cm" svg:y="19.219cm">
          <draw:image xlink:href="Pictures/10000201000000A300000165BB92811497BA027F.png" xlink:type="simple" xlink:show="embed" xlink:actuate="onLoad">
            <text:p/>
          </draw:image>
        </draw:frame>
        <draw:custom-shape draw:style-name="gr5" draw:text-style-name="P5" xml:id="id2" draw:id="id2" draw:layer="layout" svg:width="3.31cm" svg:height="2.72cm" svg:x="14.1cm" svg:y="15.283cm">
          <text:p text:style-name="P4"><text:span text:style-name="T1">Normaliza</text:span><text:span text:style-name="T1">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2cm" svg:height="11.6cm" svg:x="20.3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" draw:id="id3" draw:layer="layout" svg:width="2.3cm" svg:height="1.7cm" svg:x="21.3cm" svg:y="15.793cm">
          <text:p text:style-name="P4"><text:span text:style-name="T2">Banco</text:span></text:p>
          <text:p text:style-name="P4"><text:span text:style-name="T2">De dado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8" draw:layer="layout" svg:width="3.81cm" svg:height="11.6cm" svg:x="25.6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4.401cm" svg:height="0.9cm" svg:x="20.199cm" svg:y="10.2cm">
          <draw:text-box>
            <text:p><text:span text:style-name="T1">Armazen</text:span><text:span text:style-name="T1">amento</text:span></text:p>
          </draw:text-box>
        </draw:frame>
        <draw:custom-shape draw:style-name="gr10" draw:text-style-name="P10" draw:layer="layout" svg:width="3cm" svg:height="2.2cm" svg:x="26cm" svg:y="15.501cm">
          <text:p text:style-name="P4"><text:span text:style-name="T1">V</text:span><text:span text:style-name="T1">i</text:span><text:span text:style-name="T1">s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ç</text:span><text:span text:style-name="T1">ã</text:span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3.034cm" svg:height="3.1cm" svg:x="31.02cm" svg:y="12.8cm">
          <draw:image xlink:href="Pictures/10000201000001410000014890295ED130F23FAF.png" xlink:type="simple" xlink:show="embed" xlink:actuate="onLoad">
            <text:p/>
          </draw:image>
        </draw:frame>
        <draw:frame draw:style-name="gr11" draw:text-style-name="P3" draw:layer="layout" svg:width="3.02cm" svg:height="3.1cm" svg:x="31.02cm" svg:y="17.3cm">
          <draw:image xlink:href="Pictures/10000201000001330000014E1C83B3A3783EDBFE.png" xlink:type="simple" xlink:show="embed" xlink:actuate="onLoad">
            <text:p/>
          </draw:image>
        </draw:frame>
        <draw:frame draw:style-name="gr12" draw:text-style-name="P9" draw:layer="layout" svg:width="2.602cm" svg:height="0.839cm" svg:x="31.051cm" svg:y="10.3cm">
          <draw:text-box>
            <text:p><text:span text:style-name="T1">Usuários</text:span></text:p>
          </draw:text-box>
        </draw:frame>
        <draw:frame draw:style-name="gr13" draw:text-style-name="P11" draw:layer="layout" svg:width="0.68cm" svg:height="2.384cm" svg:x="10.119cm" svg:y="17.268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onnector draw:style-name="gr14" draw:text-style-name="P3" draw:layer="layout" svg:x1="17.41cm" svg:y1="16.643cm" svg:x2="21.3cm" svg:y2="16.643cm" draw:start-shape="id2" draw:start-glue-point="1" draw:end-shape="id3" draw:end-glue-point="6" svg:d="M17410 16643h3890" svg:viewBox="0 0 3891 1">
          <text:p/>
        </draw:connector>
        <draw:frame draw:style-name="gr15" draw:text-style-name="P4" xml:id="id1" draw:id="id1" draw:layer="layout" svg:width="15cm" svg:height="8.726cm" svg:x="0.8cm" svg:y="1.674cm">
          <draw:image xlink:href="Pictures/100002010000029D000001A4B7F0B2E5201DD811.png" xlink:type="simple" xlink:show="embed" xlink:actuate="onLoad">
            <text:p/>
          </draw:image>
        </draw:frame>
        <draw:connector draw:style-name="gr14" draw:text-style-name="P3" draw:layer="layout" svg:x1="11.223cm" svg:y1="16.646cm" svg:x2="14.1cm" svg:y2="16.643cm" draw:start-shape="id4" draw:start-glue-point="1" draw:end-shape="id2" draw:end-glue-point="3" svg:d="M11223 16646h1438v-3h1439" svg:viewBox="0 0 2878 4">
          <text:p/>
        </draw:connector>
        <draw:connector draw:style-name="gr14" draw:text-style-name="P3" draw:layer="layout" svg:x1="11.223cm" svg:y1="12.684cm" svg:x2="14.1cm" svg:y2="16.643cm" draw:start-shape="id5" draw:end-shape="id2" draw:end-glue-point="3" svg:d="M11223 12684h1438v3959h1439" svg:viewBox="0 0 2878 3960">
          <text:p/>
        </draw:connector>
        <draw:connector draw:style-name="gr14" draw:text-style-name="P3" draw:layer="layout" svg:x1="11.221cm" svg:y1="20.404cm" svg:x2="14.1cm" svg:y2="16.643cm" draw:start-shape="id6" draw:end-shape="id2" draw:end-glue-point="3" svg:d="M11221 20404h1439v-3761h1440" svg:viewBox="0 0 2880 3762">
          <text:p/>
        </draw:connector>
        <draw:custom-shape draw:style-name="gr10" draw:text-style-name="P10" draw:layer="layout" svg:width="3cm" svg:height="2.2cm" svg:x="26cm" svg:y="12.3cm">
          <text:p text:style-name="P4"><text:span text:style-name="T1">Aná</text:span><text:span text:style-name="T1">l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cm" svg:height="2.2cm" svg:x="26cm" svg:y="18.7cm">
          <text:p text:style-name="P4"><text:span text:style-name="T1">Agr</text:span><text:span text:style-name="T1">ega</text:span><text:span text:style-name="T1">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23.6cm" svg:y1="16.6cm" svg:x2="26cm" svg:y2="16.6cm">
          <text:p/>
        </draw:line>
        <draw:line draw:style-name="gr16" draw:text-style-name="P4" draw:layer="layout" svg:x1="23.6cm" svg:y1="16cm" svg:x2="26cm" svg:y2="13.4cm">
          <text:p/>
        </draw:line>
        <draw:line draw:style-name="gr16" draw:text-style-name="P4" draw:layer="layout" svg:x1="23.6cm" svg:y1="17.3cm" svg:x2="26cm" svg:y2="19.9cm">
          <text:p/>
        </draw:line>
        <draw:line draw:style-name="gr16" draw:text-style-name="P4" draw:layer="layout" svg:x1="29cm" svg:y1="16.6cm" svg:x2="30.5cm" svg:y2="16.6cm">
          <text:p/>
        </draw:line>
        <draw:line draw:style-name="gr16" draw:text-style-name="P4" draw:layer="layout" svg:x1="29cm" svg:y1="19.9cm" svg:x2="30.5cm" svg:y2="16.6cm">
          <text:p/>
        </draw:line>
        <draw:frame draw:style-name="gr13" draw:text-style-name="P11" draw:layer="layout" svg:width="0.68cm" svg:height="2.384cm" svg:x="27.2cm" svg:y="16.816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7" draw:text-style-name="P12" draw:layer="layout" svg:width="2.631cm" svg:height="0.839cm" svg:x="9.12cm" svg:y="10.7cm">
          <draw:text-box>
            <text:p><text:span text:style-name="T1">Sensor 1</text:span></text:p>
          </draw:text-box>
        </draw:frame>
        <draw:frame draw:style-name="gr18" draw:text-style-name="P12" draw:layer="layout" svg:width="2.631cm" svg:height="0.839cm" svg:x="9.12cm" svg:y="14.6cm">
          <draw:text-box>
            <text:p><text:span text:style-name="T1">Sensor 2</text:span></text:p>
          </draw:text-box>
        </draw:frame>
        <draw:frame draw:style-name="gr18" draw:text-style-name="P12" draw:layer="layout" svg:width="2.716cm" svg:height="0.839cm" svg:x="9.12cm" svg:y="18.361cm">
          <draw:text-box>
            <text:p><text:span text:style-name="T1">Sensor 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2:38:27.882853703</meta:creation-date>
    <meta:editing-duration>PT30S</meta:editing-duration>
    <meta:editing-cycles>2</meta:editing-cycles>
    <meta:generator>LibreOffice/5.2.7.2$Linux_X86_64 LibreOffice_project/20m0$Build-2</meta:generator>
    <dc:date>2018-02-21T13:09:51.073404272</dc:date>
    <meta:document-statistic meta:object-count="32"/>
  </office:meta>
</office:document-meta>
</file>